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Ubuntu" officeooo:paragraph-rsid="00119a30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Ubuntu" officeooo:paragraph-rsid="00138f98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Ubuntu" officeooo:paragraph-rsid="00138f98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Ubuntu" officeooo:rsid="0017120c" officeooo:paragraph-rsid="0017120c"/>
    </style:style>
    <style:style style:name="P5" style:family="paragraph" style:parent-style-name="Standard" style:list-style-name="L2">
      <style:paragraph-properties fo:text-align="start" style:justify-single-word="false" style:writing-mode="lr-tb"/>
      <style:text-properties style:font-name="Ubuntu" officeooo:rsid="0017120c" officeooo:paragraph-rsid="0017120c"/>
    </style:style>
    <style:style style:name="P6" style:family="paragraph" style:parent-style-name="Standard" style:list-style-name="L2">
      <style:paragraph-properties fo:text-align="start" style:justify-single-word="false" style:writing-mode="lr-tb"/>
      <style:text-properties style:font-name="Ubuntu" officeooo:rsid="0017120c" officeooo:paragraph-rsid="00199b34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Ubuntu" officeooo:rsid="0017120c" officeooo:paragraph-rsid="00199b34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Ubuntu" officeooo:rsid="0017b409" officeooo:paragraph-rsid="0017b409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Ubuntu" officeooo:rsid="00199b34" officeooo:paragraph-rsid="00199b34"/>
    </style:style>
    <style:style style:name="T1" style:family="text">
      <style:text-properties fo:font-size="25.5pt"/>
    </style:style>
    <style:style style:name="T2" style:family="text">
      <style:text-properties fo:font-size="21pt"/>
    </style:style>
    <style:style style:name="T3" style:family="text">
      <style:text-properties fo:font-size="21pt" officeooo:rsid="00138f98"/>
    </style:style>
    <style:style style:name="T4" style:family="text">
      <style:text-properties fo:font-size="17.25pt"/>
    </style:style>
    <style:style style:name="T5" style:family="text">
      <style:text-properties officeooo:rsid="00199b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STANBUL TECHNICAL UNIVERSITY</text:span><text:line-break/><text:span text:style-name="T1">FACULTY OF COMPUTER AND</text:span><text:line-break/><text:span text:style-name="T1">INFORMATIC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line-break/><text:span text:style-name="T1">BLG336E - Analysis of Algorithms II</text:span><text:line-break/><text:span text:style-name="T1">Project-2 </text:span></text:p>
      <text:p text:style-name="P2"><text:span text:style-name="T2">Report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line-break/><text:span text:style-name="T3">Yunus Emre Yiğit</text:span></text:p>
      <text:p text:style-name="P2"><text:line-break/><text:span text:style-name="T2">1501</text:span><text:span text:style-name="T3">90107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line-break/><text:span text:style-name="T4">Department: Computer Engineering</text:span><text:line-break/></text:p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ten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785955396" text:style-name="L2">
        <text:list-item>
          <text:p text:style-name="P5"><text:soft-page-break/>Question 1</text:p>
        </text:list-item>
      </text:list>
      <text:p text:style-name="P4"/>
      <text:p text:style-name="P8">table of adjajency matrix</text:p>
      <text:p text:style-name="P4"/>
      <text:p text:style-name="P4"/>
      <text:p text:style-name="P4"/>
      <text:p text:style-name="P4"/>
      <text:list xml:id="list171323484609625" text:continue-numbering="true" text:style-name="L2">
        <text:list-item>
          <text:p text:style-name="P5">Question 2</text:p>
        </text:list-item>
      </text:list>
      <text:p text:style-name="P9">output from ssh</text:p>
      <text:p text:style-name="P9"/>
      <text:p text:style-name="P9"/>
      <text:p text:style-name="P9"/>
      <text:list xml:id="list171322561555079" text:continue-numbering="true" text:style-name="L2">
        <text:list-item>
          <text:p text:style-name="P6">Question <text:span text:style-name="T5">3</text:span></text:p>
        </text:list-item>
      </text:list>
      <text:p text:style-name="P7"/>
      <text:p text:style-name="P7"/>
      <text:p text:style-name="P9">output from ssh</text:p>
      <text:p text:style-name="P9"/>
      <text:p text:style-name="P9"/>
      <text:p text:style-name="P9">algorith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17:01:56.607327533</meta:creation-date>
    <meta:generator>LibreOffice/6.0.7.3$Linux_X86_64 LibreOffice_project/00m0$Build-3</meta:generator>
    <dc:date>2022-04-22T17:13:22.443791962</dc:date>
    <meta:editing-duration>PT10M50S</meta:editing-duration>
    <meta:editing-cycles>6</meta:editing-cycles>
    <meta:document-statistic meta:table-count="0" meta:image-count="0" meta:object-count="0" meta:page-count="3" meta:paragraph-count="14" meta:word-count="44" meta:character-count="287" meta:non-whitespace-character-count="254"/>
  </office:meta>
</office:document-meta>
</file>